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f( Class &lt; ? &gt; argumentType , String argumentC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d( Class &lt; ? &gt; argumentType , String argument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InvokeCodeBlock( ArgumentCodeGenerator argumentCodeGene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om( Function &lt; TypeName , CodeBlock &gt; 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d( ArgumentCodeGenerator argumentCodeGener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